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352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Do all of this in a .py file in Pycharm.</text:p>
      <text:p text:style-name="Preformatted_20_Text"/>
      <text:p text:style-name="Preformatted_20_Text"><text:span text:style-name="T1">1. </text:span>Create a variable and assign it a float</text:p>
      <text:p text:style-name="Preformatted_20_Text"/>
      <text:p text:style-name="Preformatted_20_Text"><text:span text:style-name="T1">2. </text:span>Use print() and type() to print the data type of the variable in the output</text:p>
      <text:p text:style-name="Preformatted_20_Text"/>
      <text:p text:style-name="Preformatted_20_Text"><text:span text:style-name="T1">3. </text:span>Use str() on the variable from step 1 and concatenate it with the string " is a float." then use print() to display the result</text:p>
      <text:p text:style-name="Preformatted_20_Text"/>
      <text:p text:style-name="Preformatted_20_Text"><text:span text:style-name="T1">4. </text:span>print() the string "Hello, I'm [name], it's nice to meet you!" including quotes (you will need to use the \' or \" escape sequence depending on whether you enclose your strings in single quotes or double quotes.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08T13:56:02.084764359</dc:date>
    <meta:editing-duration>PT7M46S</meta:editing-duration>
    <meta:editing-cycles>1</meta:editing-cycles>
    <meta:document-statistic meta:table-count="0" meta:image-count="0" meta:object-count="0" meta:page-count="1" meta:paragraph-count="5" meta:word-count="99" meta:character-count="504" meta:non-whitespace-character-count="410"/>
    <meta:generator>LibreOffice/6.4.7.2$Linux_X86_64 LibreOffice_project/40$Build-2</meta:generator>
  </office:meta>
</office:document-meta>
</file>